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Receipt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ReceiptAdvice">
            <text:p>ReceiptAdvice</text:p>
          </table:table-cell>
          <table:table-cell table:style-name="ce8" office:value-type="string" office:string-value="Receipt Advice. Details">
            <text:p>Receipt Advice. Details</text:p>
          </table:table-cell>
          <table:table-cell table:style-name="ce8" office:value-type="string" office:string-value=""/>
          <table:table-cell table:style-name="ce8" office:value-type="string" office:string-value="Receipt Advice">
            <text:p>Receipt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Receipt, Delivery Acknowledgement">
            <text:p>Receipt, Delivery Acknowledgement</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receipt of goods and services.">
            <text:p>A document used to describe the receipt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Receipt Advice. UBL Version Identifier. Identifier">
            <text:p>Receipt Advice. UBL Vers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Receipt Advice. Customization Identifier. Identifier">
            <text:p>Receipt Advice. Customiza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Receipt Advice. Profile Identifier. Identifier">
            <text:p>Receipt Advice. Profile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Receipt Advice. Profile Execution Identifier. Identifier">
            <text:p>Receipt Advice. Profile Execution Identifier.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Receipt Advice. Identifier">
            <text:p>Receipt Advice.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Receipt Advice. Copy_ Indicator. Indicator">
            <text:p>Receipt Advice. Copy_ Indicator. Indicator</text:p>
          </table:table-cell>
          <table:table-cell table:style-name="ce9" office:value-type="string" office:string-value=""/>
          <table:table-cell office:value-type="string" table:style-name="ce9" office:string-value="Receipt Advice">
            <text:p>Receipt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Receipt Advice. UUID. Identifier">
            <text:p>Receipt Advice. UUID. Identifier</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from GUID to UUID and changed property term">
            <text:p>Change from Previous Version: Changed from GUID to UUID and changed property term</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Receipt Advice. Issue Date. Date">
            <text:p>Receipt Advice. Issue Date. Dat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Receipt Advice. Issue Time. Time">
            <text:p>Receipt Advice. Issue Time. Tim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Receipt Advice. Document Status Code. Code">
            <text:p>Receipt Advice. Document Status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Receipt Advice with respect to its original state. This code may be used if the document precedes the event and is subsequently found to be incorrect and in need of cancellation or revision.">
            <text:p>A code signifying the status of the Receipt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ceiptAdviceTypeCode">
            <text:p>ReceiptAdviceTypeCode</text:p>
          </table:table-cell>
          <table:table-cell office:value-type="string" table:style-name="ce9" office:string-value="Receipt Advice. Receipt Advice Type Code. Code">
            <text:p>Receipt Advice. Receipt Advice Type Code. Code</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Receipt Advice Type">
            <text:p>Receipt Advice Type</text:p>
          </table:table-cell>
          <table:table-cell office:value-type="string" table:style-name="ce9" office:string-value="Code">
            <text:p>Code</text:p>
          </table:table-cell>
          <table:table-cell office:value-type="string" table:style-name="ce11" table:formula="of:=IF([.F13]&lt;&gt;&quot;&quot;;CONCATENATE([.F13];&quot; &quot;;[.G13]);[.G13])" office:string-value="Receipt Advice Type Code">
            <text:p>Receipt Advice Type Code</text:p>
          </table:table-cell>
          <table:table-cell office:value-type="string" table:style-name="ce9" office:string-value="Code">
            <text:p>Code</text:p>
          </table:table-cell>
          <table:table-cell office:value-type="string" table:style-name="ce9" office:string-value="Receipt Advice Type">
            <text:p>Receipt Advice Type</text:p>
          </table:table-cell>
          <table:table-cell office:value-type="string" table:style-name="ce11" table:formula="of:=IF([.J13]&lt;&gt;&quot;&quot;;CONCATENATE([.J13];&quot;_ &quot;;[.I13];&quot;. Type&quot;);CONCATENATE([.I13];&quot;. Type&quot;))" office:string-value="Receipt Advice Type_ Code. Type">
            <text:p>Receipt Advice Type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Receipt Advice.">
            <text:p>A code signifying the type of the Receipt Advi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Receipt Advice. Note. Text">
            <text:p>Receipt Advice. Note. Text</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Receipt Advice. Line Count. Numeric">
            <text:p>Receipt Advice. Line Count. Numeric</text:p>
          </table:table-cell>
          <table:table-cell table:style-name="ce9" office:value-type="string" office:string-value=""/>
          <table:table-cell office:value-type="string" table:style-name="ce9" office:string-value="Receipt Advice">
            <text:p>Receipt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Receipt Lines in this document.">
            <text:p>The number of Receipt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Receipt Advice. Order Reference">
            <text:p>Receipt Advice. Order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associated with this Receipt Advice.">
            <text:p>A reference to an Order associated with this Receipt Advice.</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DespatchDocumentReference">
            <text:p>DespatchDocumentReference</text:p>
          </table:table-cell>
          <table:table-cell table:style-name="ce10" office:value-type="string" office:string-value="Receipt Advice. Despatch_ Document Reference. Document Reference">
            <text:p>Receipt Advice. Despatch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dditionalDocumentReference">
            <text:p>AdditionalDocumentReference</text:p>
          </table:table-cell>
          <table:table-cell table:style-name="ce10" office:value-type="string" office:string-value="Receipt Advice. Additional_ Document Reference. Document Reference">
            <text:p>Receipt Advice. Additional_ Document Reference. Document Referenc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ignature">
            <text:p>Signature</text:p>
          </table:table-cell>
          <table:table-cell table:style-name="ce10" office:value-type="string" office:string-value="Receipt Advice. Signature">
            <text:p>Receipt Advice. Signatur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Receipt Advice. Delivery_ Customer Party. Customer Party">
            <text:p>Receipt Advice. Delivery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customer party.">
            <text:p>The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DespatchSupplierParty">
            <text:p>DespatchSupplierParty</text:p>
          </table:table-cell>
          <table:table-cell table:style-name="ce10" office:value-type="string" office:string-value="Receipt Advice. Despatch_ Supplier Party. Supplier Party">
            <text:p>Receipt Advice. Despatch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21]"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upplier party.">
            <text:p>The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BuyerCustomerParty">
            <text:p>BuyerCustomerParty</text:p>
          </table:table-cell>
          <table:table-cell table:style-name="ce10" office:value-type="string" office:string-value="Receipt Advice. Buyer_ Customer Party. Customer Party">
            <text:p>Receipt Advice. Buyer_ Customer Party. Custom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2]"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SellerSupplierParty">
            <text:p>SellerSupplierParty</text:p>
          </table:table-cell>
          <table:table-cell table:style-name="ce10" office:value-type="string" office:string-value="Receipt Advice. Seller_ Supplier Party. Supplier Party">
            <text:p>Receipt Advice. Seller_ Supplier Party. Supplier Party</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3]"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Receipt Advice. Shipment">
            <text:p>Receipt Advice. Shipment</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Details about the Shipment.">
            <text:p>Details about 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ReceiptLine">
            <text:p>ReceiptLine</text:p>
          </table:table-cell>
          <table:table-cell table:style-name="ce10" office:value-type="string" office:string-value="Receipt Advice. Receipt Line">
            <text:p>Receipt Advice. Receipt Line</text:p>
          </table:table-cell>
          <table:table-cell table:style-name="ce10" office:value-type="string" office:string-value=""/>
          <table:table-cell table:style-name="ce10" office:value-type="string" office:string-value="Receipt Advice">
            <text:p>Receipt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Receipt Line">
            <text:p>Receipt Line</text:p>
          </table:table-cell>
          <table:table-cell table:style-name="ce10" office:value-type="string" office:string-value="Receipt Line">
            <text:p>Receip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ceipt Line">
            <text:p>Receip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tailing a kind of item received.">
            <text:p>A line detailing a kind of item receiv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